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Times" fo:font-size="12.0pt"/>
    </style:style>
    <style:style style:name="P2" style:family="paragraph" style:parent-style-name="Standard">
      <style:paragraph-properties fo:text-align="center"/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/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#</text:span></text:p>
          </table:table-cell>
          <table:table-cell table:style-name="TableCell1">
            <text:p text:style-name="P2"><text:span text:style-name="T1">TASK</text:span></text:p>
          </table:table-cell>
          <table:table-cell table:style-name="TableCell1">
            <text:p text:style-name="P2"><text:span text:style-name="T1">DETTAGLI</text:span></text:p>
          </table:table-cell>
          <table:table-cell table:style-name="TableCell1">
            <text:p text:style-name="P2"><text:span text:style-name="T1">STIMATO</text:span></text:p>
          </table:table-cell>
          <table:table-cell table:style-name="TableCell1">
            <text:p text:style-name="P2"><text:span text:style-name="T1">FINORA</text:span></text:p>
          </table:table-cell>
        </table:table-row>
        <table:table-row>
          <table:table-cell table:style-name="TableCell1">
            <text:p text:style-name="P2">R5</text:p>
          </table:table-cell>
          <table:table-cell table:style-name="TableCell1">
            <text:p text:style-name="P1">Modelli</text:p>
          </table:table-cell>
          <table:table-cell table:style-name="TableCell1">
            <text:p text:style-name="P1">Validazioni complete e tests + documentazione</text:p>
          </table:table-cell>
          <table:table-cell table:style-name="TableCell1">
            <text:p text:style-name="P2">24-32</text:p>
          </table:table-cell>
          <table:table-cell table:style-name="TableCell1">
            <text:p text:style-name="P2">21</text:p>
          </table:table-cell>
        </table:table-row>
        <table:table-row>
          <table:table-cell table:style-name="TableCell1">
            <text:p text:style-name="P2">R18</text:p>
          </table:table-cell>
          <table:table-cell table:style-name="TableCell1">
            <text:p text:style-name="P1">Metodi backend</text:p>
          </table:table-cell>
          <table:table-cell table:style-name="TableCell1">
            <text:p text:style-name="P1">Con test e documentazione</text:p>
          </table:table-cell>
          <table:table-cell table:style-name="TableCell1">
            <text:p text:style-name="P2">16-24</text:p>
          </table:table-cell>
          <table:table-cell table:style-name="TableCell1">
            <text:p text:style-name="P2">18</text:p>
          </table:table-cell>
        </table:table-row>
        <table:table-row>
          <table:table-cell table:style-name="TableCell1">
            <text:p text:style-name="P2">R19</text:p>
          </table:table-cell>
          <table:table-cell table:style-name="TableCell1">
            <text:p text:style-name="P1">Layout generale stile</text:p>
          </table:table-cell>
          <table:table-cell table:style-name="TableCell1">
            <text:p text:style-name="P1"/>
          </table:table-cell>
          <table:table-cell table:style-name="TableCell1">
            <text:p text:style-name="P2">6-8</text:p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Pagina Prelogin stile</text:p>
          </table:table-cell>
          <table:table-cell table:style-name="TableCell1">
            <text:p text:style-name="P1">Include layout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Viste registrazione stile</text:p>
          </table:table-cell>
          <table:table-cell table:style-name="TableCell1">
            <text:p text:style-name="P1">Dipendono richieste cliente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Motori di ricerca stile</text:p>
          </table:table-cell>
          <table:table-cell table:style-name="TableCell1">
            <text:p text:style-name="P1">Pagina risultati + ricerca avanzata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Sistema di notifiche stile</text:p>
          </table:table-cell>
          <table:table-cell table:style-name="TableCell1">
            <text:p text:style-name="P1">Messaggi ricevuti dall'utente</text:p>
          </table:table-cell>
          <table:table-cell table:style-name="TableCell1">
            <text:p text:style-name="P2">4-5</text:p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Contenitori lezioni ed elementi stile</text:p>
          </table:table-cell>
          <table:table-cell table:style-name="TableCell1">
            <text:p text:style-name="P1">Include le due barre colorate e le pagine vuote</text:p>
          </table:table-cell>
          <table:table-cell table:style-name="TableCell1">
            <text:p text:style-name="P2">6-8</text:p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Editor elementi stile</text:p>
          </table:table-cell>
          <table:table-cell table:style-name="TableCell1">
            <text:p text:style-name="P1">Deve integrare 3 editor in uno; include layout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Editor lezioni stile</text:p>
          </table:table-cell>
          <table:table-cell table:style-name="TableCell1">
            <text:p text:style-name="P1">Include layout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Player lezioni stile</text:p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Virtual Classroom stile</text:p>
          </table:table-cell>
          <table:table-cell table:style-name="TableCell1">
            <text:p text:style-name="P1">Include layout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Un oggetto, elemento o lezione, stile</text:p>
          </table:table-cell>
          <table:table-cell table:style-name="TableCell1">
            <text:p text:style-name="P1">Tre viste elementi, tre lezioni, tre stati per gli elementi, cinque per le lezioni</text:p>
          </table:table-cell>
          <table:table-cell table:style-name="TableCell1">
            <text:p text:style-name="P2">15-18</text:p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Caricamento elemento stile</text:p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Pagine di cortesia stile</text:p>
          </table:table-cell>
          <table:table-cell table:style-name="TableCell1">
            <text:p text:style-name="P1">Vestire 500 e 404 + sito in manutenzione</text:p>
          </table:table-cell>
          <table:table-cell table:style-name="TableCell1">
            <text:p text:style-name="P2">6-8</text:p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Errori pop up stile</text:p>
          </table:table-cell>
          <table:table-cell table:style-name="TableCell1">
            <text:p text:style-name="P1">Pop up notifiche</text:p>
          </table:table-cell>
          <table:table-cell table:style-name="TableCell1">
            <text:p text:style-name="P2">8-11</text:p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Pagina mio profilo stile</text:p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Interfaccia amministrativa</text:p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Notifiche controller</text:p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Notifiche JavaScript</text:p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Dashboard controller</text:p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Motori di ricerca controller</text:p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Motori di ricerca JavaScript</text:p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Registrazione controller</text:p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Statistiche modulo in lib</text:p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Le mie lezioni controller</text:p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I miei elementi didattici controller</text:p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Una lezione controller dei bottoni</text:p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Un elemento didattico controller dei bottoni</text:p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Struttura generale pop up JavaScript</text:p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Virtual Classroom controller</text:p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Virtual Classroom JavaScript</text:p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Lesson viewer controller</text:p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Lesson viewer JavaScript</text:p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Caricamento elementi con loader</text:p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Editor lezioni controller</text:p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Editor lezioni JavaScript</text:p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Editor immagini controller</text:p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Editor immagini JavaScript</text:p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Editor audio controller</text:p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Editor audio JavaScript</text:p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Editor video controller</text:p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Editor video JavaScript</text:p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>Riunioni varie (a partire da venerdì 28 settembre)</text:p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>9</text:p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1"/>
          </table:table-cell>
          <table:table-cell table:style-name="TableCell1">
            <text:p text:style-name="P1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038.36</meta:generator>
    <meta:initial-creator>Morgan Spa</meta:initial-creator>
  </office:meta>
</office:document-meta>
</file>